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V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4" calcext:value-type="float">
            <text:p>0.14</text:p>
          </table:table-cell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" calcext:value-type="float">
            <text:p>0.23</text:p>
          </table:table-cell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732" calcext:value-type="float">
            <text:p>173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IB=2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</table:table>
      <table:table table:name="IB=30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9"/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RB 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table:number-columns-repeated="9"/>
          <table:table-cell office:value-type="float" office:value="1.1" calcext:value-type="float">
            <text:p>1.1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table:number-columns-repeated="9"/>
          <table:table-cell office:value-type="float" office:value="1.2" calcext:value-type="float">
            <text:p>1.2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table:number-columns-repeated="9"/>
          <table:table-cell office:value-type="float" office:value="1.3" calcext:value-type="float">
            <text:p>1.3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1.8" calcext:value-type="float">
            <text:p>1.8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table:number-columns-repeated="9"/>
          <table:table-cell office:value-type="float" office:value="4.6" calcext:value-type="float">
            <text:p>4.6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table:number-columns-repeated="9"/>
          <table:table-cell office:value-type="float" office:value="4.8" calcext:value-type="float">
            <text:p>4.8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table:number-columns-repeated="9"/>
          <table:table-cell office:value-type="float" office:value="4.9" calcext:value-type="float">
            <text:p>4.9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table:number-columns-repeated="9"/>
          <table:table-cell office:value-type="float" office:value="5.6" calcext:value-type="float">
            <text:p>5.6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table:number-columns-repeated="9"/>
          <table:table-cell office:value-type="float" office:value="5.8" calcext:value-type="float">
            <text:p>5.8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</table:table>
      <table:table table:name="IB=40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table:number-columns-repeated="3"/>
          <table:table-cell office:value-type="string" calcext:value-type="string">
            <text:p>RB 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I_B</text:p>
          </table:table-cell>
          <table:table-cell office:value-type="string" calcext:value-type="string">
            <text:p>I_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340" calcext:value-type="float">
            <text:p>4340</text:p>
          </table:table-cell>
          <table:table-cell table:formula="of:=[.J30]/[.I30]" office:value-type="float" office:value="173.6" calcext:value-type="float">
            <text:p>173.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110" calcext:value-type="float">
            <text:p>5110</text:p>
          </table:table-cell>
          <table:table-cell table:formula="of:=[.J31]/[.I31]" office:value-type="float" office:value="170.333333333333" calcext:value-type="float">
            <text:p>170.33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890" calcext:value-type="float">
            <text:p>6890</text:p>
          </table:table-cell>
          <table:table-cell table:formula="of:=[.J32]/[.I32]" office:value-type="float" office:value="172.25" calcext:value-type="float">
            <text:p>172.2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7.3.7.2$Linux_X86_64 LibreOffice_project/30$Build-2</meta:generator>
    <dc:date>2025-02-16T16:04:38.119373403</dc:date>
    <meta:editing-duration>PT5H33M22S</meta:editing-duration>
    <meta:editing-cycles>111</meta:editing-cycles>
    <meta:document-statistic meta:table-count="6" meta:cell-count="934" meta:object-count="0"/>
  </office:meta>
</office:document-meta>
</file>